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644ab" officeooo:paragraph-rsid="001644ab"/>
    </style:style>
    <style:style style:name="P2" style:family="paragraph" style:parent-style-name="Standard">
      <style:text-properties officeooo:rsid="001aa114" officeooo:paragraph-rsid="001aa114"/>
    </style:style>
    <style:style style:name="P3" style:family="paragraph" style:parent-style-name="Standard">
      <style:text-properties officeooo:rsid="001aa114" officeooo:paragraph-rsid="00595c0a"/>
    </style:style>
    <style:style style:name="P4" style:family="paragraph" style:parent-style-name="Standard">
      <style:text-properties officeooo:rsid="001c6119" officeooo:paragraph-rsid="006d26a4"/>
    </style:style>
    <style:style style:name="P5" style:family="paragraph" style:parent-style-name="Standard">
      <style:text-properties officeooo:rsid="001f2002" officeooo:paragraph-rsid="006d26a4"/>
    </style:style>
    <style:style style:name="P6" style:family="paragraph" style:parent-style-name="Standard">
      <style:text-properties officeooo:rsid="0020f196" officeooo:paragraph-rsid="0020f196"/>
    </style:style>
    <style:style style:name="P7" style:family="paragraph" style:parent-style-name="Standard">
      <style:text-properties officeooo:rsid="0020f196" officeooo:paragraph-rsid="006d26a4"/>
    </style:style>
    <style:style style:name="P8" style:family="paragraph" style:parent-style-name="Standard">
      <style:text-properties officeooo:rsid="0020f196" officeooo:paragraph-rsid="00595c0a"/>
    </style:style>
    <style:style style:name="P9" style:family="paragraph" style:parent-style-name="Standard">
      <style:text-properties officeooo:rsid="0027efa0" officeooo:paragraph-rsid="0027efa0"/>
    </style:style>
    <style:style style:name="P10" style:family="paragraph" style:parent-style-name="Standard">
      <style:text-properties officeooo:rsid="002e8a53" officeooo:paragraph-rsid="0027efa0"/>
    </style:style>
    <style:style style:name="P11" style:family="paragraph" style:parent-style-name="Standard">
      <style:text-properties officeooo:rsid="00316ec1" officeooo:paragraph-rsid="00316ec1"/>
    </style:style>
    <style:style style:name="P12" style:family="paragraph" style:parent-style-name="Standard">
      <style:text-properties officeooo:rsid="003199af" officeooo:paragraph-rsid="003bd693"/>
    </style:style>
    <style:style style:name="P13" style:family="paragraph" style:parent-style-name="Standard">
      <style:text-properties officeooo:rsid="003f1697" officeooo:paragraph-rsid="00493028"/>
    </style:style>
    <style:style style:name="P14" style:family="paragraph" style:parent-style-name="Standard">
      <style:text-properties officeooo:rsid="00450167" officeooo:paragraph-rsid="00450167"/>
    </style:style>
    <style:style style:name="P15" style:family="paragraph" style:parent-style-name="Standard">
      <style:text-properties fo:font-weight="bold" officeooo:rsid="00450167" officeooo:paragraph-rsid="00450167" style:font-weight-asian="bold" style:font-weight-complex="bold"/>
    </style:style>
    <style:style style:name="P16" style:family="paragraph" style:parent-style-name="Standard">
      <style:text-properties officeooo:rsid="004c9773" officeooo:paragraph-rsid="004c9773"/>
    </style:style>
    <style:style style:name="P17" style:family="paragraph" style:parent-style-name="Standard">
      <style:text-properties officeooo:rsid="004ee3a9" officeooo:paragraph-rsid="004ee3a9"/>
    </style:style>
    <style:style style:name="P18" style:family="paragraph" style:parent-style-name="Standard">
      <style:text-properties officeooo:rsid="00595c0a" officeooo:paragraph-rsid="00595c0a"/>
    </style:style>
    <style:style style:name="P19" style:family="paragraph" style:parent-style-name="Standard">
      <style:text-properties officeooo:rsid="005a2441" officeooo:paragraph-rsid="005a2441"/>
    </style:style>
    <style:style style:name="P20" style:family="paragraph" style:parent-style-name="Standard">
      <style:text-properties officeooo:rsid="0068fbf9" officeooo:paragraph-rsid="0068fbf9"/>
    </style:style>
    <style:style style:name="P21" style:family="paragraph" style:parent-style-name="Standard">
      <style:text-properties officeooo:rsid="006d07ce" officeooo:paragraph-rsid="006d07ce"/>
    </style:style>
    <style:style style:name="P22" style:family="paragraph" style:parent-style-name="Heading_20_1">
      <style:text-properties fo:font-size="10pt" style:font-size-asian="10pt" style:font-size-complex="10pt"/>
    </style:style>
    <style:style style:name="T1" style:family="text">
      <style:text-properties officeooo:rsid="001644ab"/>
    </style:style>
    <style:style style:name="T2" style:family="text">
      <style:text-properties officeooo:rsid="0017566b"/>
    </style:style>
    <style:style style:name="T3" style:family="text">
      <style:text-properties officeooo:rsid="001f9cef"/>
    </style:style>
    <style:style style:name="T4" style:family="text">
      <style:text-properties officeooo:rsid="0025adb3"/>
    </style:style>
    <style:style style:name="T5" style:family="text">
      <style:text-properties officeooo:rsid="002b3763"/>
    </style:style>
    <style:style style:name="T6" style:family="text">
      <style:text-properties officeooo:rsid="0031e592"/>
    </style:style>
    <style:style style:name="T7" style:family="text">
      <style:text-properties officeooo:rsid="003318ee"/>
    </style:style>
    <style:style style:name="T8" style:family="text">
      <style:text-properties officeooo:rsid="0035ac95"/>
    </style:style>
    <style:style style:name="T9" style:family="text">
      <style:text-properties officeooo:rsid="003bd693"/>
    </style:style>
    <style:style style:name="T10" style:family="text">
      <style:text-properties fo:font-weight="bold" style:font-weight-asian="bold" style:font-weight-complex="bold"/>
    </style:style>
    <style:style style:name="T11" style:family="text">
      <style:text-properties officeooo:rsid="00464104"/>
    </style:style>
    <style:style style:name="T12" style:family="text">
      <style:text-properties officeooo:rsid="00493028"/>
    </style:style>
    <style:style style:name="T13" style:family="text">
      <style:text-properties officeooo:rsid="004e08bc"/>
    </style:style>
    <style:style style:name="T14" style:family="text">
      <style:text-properties officeooo:rsid="0050b6e2"/>
    </style:style>
    <style:style style:name="T15" style:family="text">
      <style:text-properties officeooo:rsid="006aa2b3"/>
    </style:style>
    <style:style style:name="T16" style:family="text">
      <style:text-properties officeooo:rsid="006d981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span text:style-name="T1">Partie fonctionnelle jeu vidéo</text:span></text:p>
      <text:p text:style-name="Standard"/>
      <text:p text:style-name="P15">Librairies</text:p>
      <text:p text:style-name="P1"/>
      <text:p text:style-name="P1">La partie jeu est développer avec la librairie slick2D, <text:span text:style-name="T2">qui est une librairie se basant sur openGL.</text:span></text:p>
      <text:p text:style-name="P14"/>
      <text:p text:style-name="P14"><text:span text:style-name="T12">Utilisation de qj.util, une</text:span> librairie permettant de recharg<text:span text:style-name="T11">er</text:span> <text:span text:style-name="T11">des classes dynamiquement, dans le but de chargé les classes créer par l’utilisateur pour pouvoir récupéré les annotations à l’intérieur de sont code.</text:span></text:p>
      <text:p text:style-name="P14"/>
      <text:p text:style-name="P16">Utilisation de jackson pour pouvoir instancier des objets <text:span text:style-name="T13">grâce</text:span> à un JSON.</text:p>
      <text:p text:style-name="P13"/>
      <text:h text:style-name="P22" text:outline-level="1">Partie jeu</text:h>
      <text:p text:style-name="P1"/>
      <text:p text:style-name="P21">Le jeu fonctionne avec des classes d’états, <text:span text:style-name="T16">quand on lance le jeu on dirige le programme vers un certain états qui derrière va s’initialiser et lancer une boucle update et render qui seront nos boucles de jeu.Il suffira ensuite de passer entre chacun des états</text:span></text:p>
      <text:p text:style-name="P21"/>
      <text:p text:style-name="P4">Le jeu est découpé en 3 états:</text:p>
      <text:p text:style-name="P4">MapState : La phase ou l’utilisateur <text:span text:style-name="T3">se trouve sur la carte le personnage.</text:span></text:p>
      <text:p text:style-name="P5">CodeState: <text:span text:style-name="T3">La phase ou l’utilisateur doit coder.</text:span></text:p>
      <text:p text:style-name="P7">EndState: L’<text:span text:style-name="T4">é</text:span>cran de fin.</text:p>
      <text:p text:style-name="P1"/>
      <text:p text:style-name="P2">Des classes modèles ont été créer: </text:p>
      <text:p text:style-name="P2"/>
      <text:p text:style-name="P2">La map.</text:p>
      <text:p text:style-name="P17"><text:span text:style-name="T14">Créer</text:span> à partir d’un .<text:span text:style-name="T14">tmx, cette extension permet de créer des maps facilement a partir d’un éditeur de map.</text:span></text:p>
      <text:p text:style-name="P17"/>
      <text:p text:style-name="P2">Le Joueur.</text:p>
      <text:p text:style-name="P2"/>
      <text:p text:style-name="P3">L’enigme.</text:p>
      <text:p text:style-name="P18">C’est l’énigme de code proposer au joueur.</text:p>
      <text:p text:style-name="P2"/>
      <text:p text:style-name="P3">L’epreuve.</text:p>
      <text:p text:style-name="P19">Une surcouche de l’énigme faisant le lien entre l’énigme et la compilation.</text:p>
      <text:p text:style-name="P8"/>
      <text:p text:style-name="P20">Un groupe de classe HUD est utilisé par les classes d’états pour afficher <text:span text:style-name="T15">certain composant graphique du jeu</text:span>.</text:p>
      <text:p text:style-name="P6"/>
      <text:p text:style-name="P9">TriggerController est une classe <text:span text:style-name="T5">permettant de faire la jonction entre les états et entre différentes classes d’affichage et de données.</text:span></text:p>
      <text:p text:style-name="P10"/>
      <text:p text:style-name="P11"><text:span text:style-name="T10">Partie compilation</text:span> </text:p>
      <text:p text:style-name="P11"/>
      <text:p text:style-name="P12">Il existe une petite partie compilation permettant <text:span text:style-name="T6">d’exécuter</text:span> le code de l’utilisateur <text:span text:style-name="T8">et</text:span> <text:span text:style-name="T7">de récupérer la sortie d’erreur en cas de besoin.</text:span></text:p>
      <text:p text:style-name="P12"><text:span text:style-name="T9">Le parseur d’annotation se trouve dans cette partie car les annotations sont récupérées depuis le code de l’utilisateur. </text:span></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5T16:58:33.310000000</meta:creation-date>
    <dc:date>2018-07-25T19:48:36.777000000</dc:date>
    <meta:editing-duration>PT2H38M19S</meta:editing-duration>
    <meta:editing-cycles>73</meta:editing-cycles>
    <meta:generator>LibreOffice/5.4.7.2$Windows_X86_64 LibreOffice_project/c838ef25c16710f8838b1faec480ebba495259d0</meta:generator>
    <meta:document-statistic meta:table-count="0" meta:image-count="0" meta:object-count="0" meta:page-count="1" meta:paragraph-count="24" meta:word-count="273" meta:character-count="1695" meta:non-whitespace-character-count="1439"/>
  </office:meta>
</office:document-meta>
</file>